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5">
      <style:paragraph-properties fo:margin-top="0in" fo:margin-bottom="0in"/>
    </style:style>
    <style:style style:name="P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NormalTok">MaxValue</text:span> and <text:span text:style-name="NormalTok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NormalTok">String</text:span><text:span text:style-name="OperatorTok">.</text:span><text:span text:style-name="FunctionTok">Format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To begin with a general introduction of overflow, please <text:a xlink:type="simple" xlink:href="https://csci-1301.github.io/book.html#overflow" office:name=""><text:span text:style-name="Definition">read the relevant section</text:span></text:a>. Do execute the code shared in this section, and make sure you have a general understanding of what overflowing means before proceeding. If you are unsure, reading <text:a xlink:type="simple" xlink:href="https://en.wikipedia.org/wiki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labs/OverflowAndUnderflow/Overflow.zip" office:name=""><text:span text:style-name="Definition">download</text:span></text:a> and execute the “Overflow” solution, then answer the following questions:</text:p>
      <text:list text:style-name="L3">
        <text:list-item>
          <text:p text:style-name="P3">What is the maximum value that can be stored in an <text:span text:style-name="DataTypeTok">int</text:span>?</text:p>
        </text:list-item>
        <text:list-item>
          <text:p text:style-name="P3">What <text:span text:style-name="T1">should</text:span> be the result of adding one to the maximum value that can be stored in an <text:span text:style-name="DataTypeTok">int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DataTypeTok">float</text:span> and <text:span text:style-name="DataTypeTok">double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-guards against overflowing that are implemented in C#. <text:span text:style-name="T2">Note that some of those checks have been deactivated by the </text:span><text:span text:style-name="KeywordTok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KeywordTok">unchecked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5">int int_max_value_plus_one_bis = int.MaxValue + 1;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6">int int_max_value_ter = int.MaxValue;</text:p>
          <text:p text:style-name="P7">int int_max_value_plus_one_ter = int_max_value_ter + 1;</text:p>
          <text:p text:style-name="P4">(even outside an <text:span text:style-name="KeywordTok">unchecked</text:span> environment, you can try it) not the previous statement? This is because, by default, arithmetic operations on <text:span text:style-name="DataTypeTok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8">int int_max_value = int.MaxValue; </text:p>
          <text:p text:style-name="P9">int int_max_value_plus_one = checked(int_max_value + 1); // Note the "checked(…)".</text:p>
          <text:p text:style-name="P4">What happens when you try to compile and run this program?</text:p>
        </text:list-item>
        <text:list-item>
          <text:p text:style-name="P4">Note that our program does not gives the result of adding one to the maximum value that can get assigned to a <text:span text:style-name="DataTypeTok">decimal</text:span>. Try to display on the screen the result of adding one to <text:span text:style-name="DataTypeTok">decimal</text:span><text:span text:style-name="OperatorTok">.</text:span><text:span text:style-name="FunctionTok">MaxValue</text:span> (both inside and outside the <text:span text:style-name="KeywordTok">unchecked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 up section, enter in the following table the value(s) and datatype(s) for <text:span text:style-name="NormalTok">x</text:span>, <text:span text:style-name="NormalTok">y</text:span> and <text:span text:style-name="NormalTok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x</text:span> is equal to <text:span text:style-name="NormalTok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y</text:span> +1 is less than <text:span text:style-name="NormalTok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z</text:span> * 2 / 2 is equal to <text:span text:style-name="NormalTok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DataTypeTok">int</text:span><text:span text:style-name="OperatorTok">.</text:span><text:span text:style-name="FunctionTok">MinValue</text:span> can similarly be used to produce strange mathematical properties of the same kind.</text:p>
      <text:p text:style-name="Text_20_body">As funny or interesting those strange behaviou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 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10">Console.WriteLine(0.00000000000000001f * 0.00000000000000001f);</text:p>
      <text:p text:style-name="First_20_paragraph">Which should display <text:span text:style-name="FloatTok">1e-34</text:span> but actually displays <text:span text:style-name="FloatTok">9.999999E-35</text:span>. As you can see, a rounding error took place because C# did not have enough “room” to store all the information. Another interesting example is given by the following loop:</text:p>
      <text:p text:style-name="P11">float x = int.MaxValue;</text:p>
      <text:p text:style-name="P12">while (x &gt; 0)</text:p>
      <text:p text:style-name="P13">{</text:p>
      <text:p text:style-name="P14"><text:s text:c="4"/>Console.Write(x + " ");</text:p>
      <text:p text:style-name="P15"><text:s text:c="4"/>x = x / 2;</text:p>
      <text:p text:style-name="P16">}</text:p>
      <text:p text:style-name="P17">Console.WriteLine(x);</text:p>
      <text:p text:style-name="First_20_paragraph">Note that this loop should <text:span text:style-name="T1">never</text:span> exit: no matter how large <text:span text:style-name="NormalTok">x</text:span> is, dividing it by two repeatedly should never make it <draw:frame draw:style-name="fr1" text:anchor-type="as-char"><draw:object xlink:href="Formula-0/" xlink:type="simple" xlink:show="embed" xlink:actuate="onLoad"/></draw:frame>! Can you tell after how many iterations will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NormalTok">String</text:span><text:span text:style-name="OperatorTok">.</text:span><text:span text:style-name="FunctionTok">Format</text:span> method to display nicel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18">string value = String.Format("|{0,-20:C}|{0,20:C}|{0,10:C}|{0,20:P}|{1}", 126347.89m, "test");</text:p>
      <text:p text:style-name="P19">Console.WriteLine(value);</text:p>
      <text:p text:style-name="First_20_paragraph">Explain the role of:</text:p>
      <text:list text:style-name="L5">
        <text:list-item>
          <text:p text:style-name="P20">the first digit (either <text:span text:style-name="DecValTok">0</text:span> or <text:span text:style-name="DecValTok">1</text:span>) between the braces,</text:p>
        </text:list-item>
        <text:list-item>
          <text:p text:style-name="P20">the second number (<text:span text:style-name="OperatorTok">-</text:span><text:span text:style-name="DecValTok">20</text:span>, <text:span text:style-name="DecValTok">20</text:span>, <text:span text:style-name="DecValTok">10</text:span>, …) between the braces,</text:p>
        </text:list-item>
        <text:list-item>
          <text:p text:style-name="P20">the last character (<text:span text:style-name="NormalTok">C</text:span>, <text:span text:style-name="NormalTok">P</text:span>) between the braces.</text:p>
        </text:list-item>
      </text:list>
      <text:p text:style-name="First_20_paragraph">Note that the previous statement could have been replaced by</text:p>
      <text:p text:style-name="P21">Console.WriteLine("|{0,-20:C}|{0,20:C}|{0,10:C}|{0,20:P}|{1}", 126347.89m, "test");</text:p>
      <text:p text:style-name="First_20_paragraph">as <text:span text:style-name="NormalTok">Console</text:span><text:span text:style-name="OperatorTok">.</text:span><text:span text:style-name="FunctionTok">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4Z</meta:creation-date>
    <dc:date>2023-01-12T20:45:24Z</dc:date>
    <meta:user-defined meta:name="date" meta:value-type="string">January  12, 2023 (03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